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5_14-12-32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5_17-53-35_000.jpg</text:p>
          </table:table-cell>
          <table:table-cell table:style-name="ce19" office:value-type="string">
            <text:p>:PHOTO 記録 / 作ったもの / 結び,knot / knot=rundtoern+palstek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3]=&quot;&quot;;[.C3];CONCATENATE([.C3];&quot; / &quot;;[.E3]))" office:value-type="string" office:string-value=":PHOTO 記録 / 作ったもの / 結び,knot / knot=rundtoern+palstek">
            <text:p>:PHOTO 記録 / 作ったもの / 結び,knot / knot=rundtoern+pal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5_18-33-53_000.jpg</text:p>
          </table:table-cell>
          <table:table-cell table:style-name="ce19" office:value-type="string">
            <text:p>:m RES 1*1 / free# JVEMV6 37#21.4_42 / 37. miscs of miscs / 21. math&amp;physics / 4. knot-theory / theme=rundtoern-mit-zwei-halben-schlaegen / N~</text:p>
          </table:table-cell>
          <table:table-cell table:style-name="ce38"/>
          <table:table-cell table:style-name="ce4"/>
          <table:table-cell table:style-name="ce4" office:value-type="string">
            <text:p>N-35-35-24.893188 E-139-34-48.006591</text:p>
          </table:table-cell>
          <table:table-cell table:style-name="ce39" table:formula="of:=IF([.E4]=&quot;&quot;;[.C4];CONCATENATE([.C4];&quot; / &quot;;[.E4]))" office:value-type="string" office:string-value=":m RES 1*1 / free# JVEMV6 37#21.4_42 / 37. miscs of miscs / 21. math&amp;physics / 4. knot-theory / theme=rundtoern-mit-zwei-halben-schlaegen / N~">
            <text:p>:m RES 1*1 / free# JVEMV6 37#21.4_42 / 37. miscs of miscs / 21. math&amp;physics / 4. knot-theory / theme=rundtoern-mit-zwei-halben-schlaegen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5_21-01-37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5_23-52-46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5_23-57-38_000.jpg</text:p>
          </table:table-cell>
          <table:table-cell table:style-name="ce19" office:value-type="string">
            <text:p>:m 記録 / 身体 / ケガ / loc=右手：甲,cause=転んだ,loc-incident=公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7]=&quot;&quot;;[.C7];CONCATENATE([.C7];&quot; / &quot;;[.E7]))" office:value-type="string" office:string-value=":m 記録 / 身体 / ケガ / loc=右手：甲,cause=転んだ,loc-incident=公園">
            <text:p>:m 記録 / 身体 / ケガ / loc=右手：甲,cause=転んだ,loc-incident=公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6_00-08-56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49121 E-139-34-48.940429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6_00-22-51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6_01-04-07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6_01-19-57_000.jpg</text:p>
          </table:table-cell>
          <table:table-cell table:style-name="ce19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39" table:formula="of:=IF([.E11]=&quot;&quot;;[.C11];CONCATENATE([.C11];&quot; / &quot;;[.E11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6_01-20-0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6_01-20-0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6_01-27-08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6_07-16-28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6_07-20-00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8.779602 E-139-34-49.654541</text:p>
          </table:table-cell>
          <table:table-cell table:style-name="ce39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6_08-51-40_000.jpg</text:p>
          </table:table-cell>
          <table:table-cell table:style-name="ce22" office:value-type="string">
            <text:p>:m RES 1*1 / free# JVEMV6 37#21.4_-- / 37. miscs of miscs / 21. math&amp;physics / 4. knot-theory / theme=memo:自在結び:steps-for-knuepfen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7]=&quot;&quot;;[.C17];CONCATENATE([.C17];&quot; / &quot;;[.E17]))" office:value-type="string" office:string-value=":m RES 1*1 / free# JVEMV6 37#21.4_-- / 37. miscs of miscs / 21. math&amp;physics / 4. knot-theory / theme=memo:自在結び:steps-for-knuepfen">
            <text:p>:m RES 1*1 / free# JVEMV6 37#21.4_-- / 37. miscs of miscs / 21. math&amp;physics / 4. knot-theory / theme=memo:自在結び:steps-for-knuepf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4" office:value-type="string">
            <text:p>2020-08-26_08-52-03_000.jpg</text:p>
          </table:table-cell>
          <table:table-cell table:style-name="ce16" office:value-type="string">
            <text:p>:m :i 1-2*2 / dessin / 樹木 / <text:s/>描き方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8]=&quot;&quot;;[.C18];CONCATENATE([.C18];&quot; / &quot;;[.E18]))" office:value-type="string" office:string-value=":m :i 1-2*2 / dessin / 樹木 /  描き方">
            <text:p>:m :i 1-2*2 / dessin / 樹木 / <text:s/>描き方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6_08-52-14_000.jpg</text:p>
          </table:table-cell>
          <table:table-cell table:style-name="ce18" office:value-type="string">
            <text:p>:m :lets / action activity / やること / research / 台湾へ逃げた中将（比島司令官）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9]=&quot;&quot;;[.C19];CONCATENATE([.C19];&quot; / &quot;;[.E19]))" office:value-type="string" office:string-value=":m :lets / action activity / やること / research / 台湾へ逃げた中将（比島司令官）">
            <text:p>:m :lets / action activity / やること / research / 台湾へ逃げた中将（比島司令官）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5_13-32-52_000.mp4</text:p>
          </table:table-cell>
          <table:table-cell table:style-name="ce8" office:value-type="string">
            <text:p>:VIDEO / @自室 / 記録 / knoten / 実演,perform / n-2020-0825-1 / knot=palstek(もやい),for=how-to-knuepfen;loesen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825-1 / knot=palstek(もやい),for=how-to-knuepfen;loesen">
            <text:p>:VIDEO / @自室 / 記録 / knoten / 実演,perform / n-2020-0825-1 / knot=palstek(もやい),for=how-to-knuepfen;loes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5_17-47-57_000.mp4</text:p>
          </table:table-cell>
          <table:table-cell table:style-name="ce8" office:value-type="string">
            <text:p>:VIDEO / @自室 / 記録 / knoten / 実演,perform / n-2020-0825-2 / <text:s/>knot=halber-schlag(ひと結び),for=how-to:knuepfen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825-2 /  knot=halber-schlag(ひと結び),for=how-to:knuepfen">
            <text:p>:VIDEO / @自室 / 記録 / knoten / 実演,perform / n-2020-0825-2 / <text:s/>knot=halber-schlag(ひと結び),for=how-to:knuepf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5_18-27-20_000.mp4</text:p>
          </table:table-cell>
          <table:table-cell table:style-name="ce8" office:value-type="string">
            <text:p>:VIDEO / @自室 / 記録 / knoten / 実演,perform / n-2020-0825-3 / knot=自在結び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knoten / 実演,perform / n-2020-0825-3 / knot=自在結び">
            <text:p>:VIDEO / @自室 / 記録 / knoten / 実演,perform / n-2020-0825-3 / knot=自在結び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5_19-14-27_000.mp4</text:p>
          </table:table-cell>
          <table:table-cell table:style-name="ce8" office:value-type="string">
            <text:p>:VIDEO / @自室 / 記録 / jap.flute / 演奏、play / f-2020-0825-1 / genr=et-N,note=Ef;Gf,other=how-to-form:tongue-form,for=how-to-blow:oct-2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jap.flute / 演奏、play / f-2020-0825-1 / genr=et-N,note=Ef;Gf,other=how-to-form:tongue-form,for=how-to-blow:oct-2">
            <text:p>:VIDEO / @自室 / 記録 / jap.flute / 演奏、play / f-2020-0825-1 / genr=et-N,note=Ef;Gf,other=how-to-form:tongue-form,for=how-to-blow:oct-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5_23-04-45_000.mp4</text:p>
          </table:table-cell>
          <table:table-cell table:style-name="ce8" office:value-type="string">
            <text:p>:VIDEO / @自室 / 記録 / knoten / 実演,perform / n-2020-0825-4 / knot=palstek(もやい結び)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室 / 記録 / knoten / 実演,perform / n-2020-0825-4 / knot=palstek(もやい結び)">
            <text:p>:VIDEO / @自室 / 記録 / knoten / 実演,perform / n-2020-0825-4 / knot=palstek(もやい結び)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6_08-20-13_000.mp4</text:p>
          </table:table-cell>
          <table:table-cell table:style-name="ce8" office:value-type="string">
            <text:p>:VIDEO / @自宅 / 体操 / ダンス、dance-original / d-2020-0826-1 / id=4d.n / forward-backward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宅 / 体操 / ダンス、dance-original / d-2020-0826-1 / id=4d.n / forward-backward">
            <text:p>:VIDEO / @自宅 / 体操 / ダンス、dance-original / d-2020-0826-1 / id=4d.n / forward-backward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6_08-47-51_000.mp4</text:p>
          </table:table-cell>
          <table:table-cell table:style-name="ce8" office:value-type="string">
            <text:p>:VIDEO / @自宅 / 体操 / ダンス、dance-original / d-2020-0826-2 / id=9a.n / pushup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宅 / 体操 / ダンス、dance-original / d-2020-0826-2 / id=9a.n / pushup">
            <text:p>:VIDEO / @自宅 / 体操 / ダンス、dance-original / d-2020-0826-2 / id=9a.n / pushup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6_08-51-26_000.mp4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0:5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6T10:52:12.18</dc:date>
    <dc:creator>iwabuchi ken</dc:creator>
    <meta:editing-duration>P24DT18H54M55S</meta:editing-duration>
    <meta:editing-cycles>9389</meta:editing-cycles>
    <meta:document-statistic meta:table-count="1" meta:cell-count="482" meta:object-count="0"/>
  </office:meta>
</office:document-meta>
</file>